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office:automatic-styles>
  <office:body>
    <office:text>
      <text:p text:style-name="Text_20_body"/>
      <text:p text:style-name="Text_20_body"><text:span text:style-name="T1">This notebook contains an excerpt from the </text:span><text:a xlink:type="simple" xlink:href="https://www.elsevier.com/books/python-programming-and-numerical-methods/kong/978-0-12-819549-9" office:name=""><text:span text:style-name="Definition"><text:span text:style-name="T1">Python Programming and Numerical Methods - A Guide for Engineers and Scientists</text:span></text:span></text:a><text:span text:style-name="T1">, the content is also available at </text:span><text:a xlink:type="simple" xlink:href="https://pythonnumericalmethods.berkeley.edu/notebooks/Index.html" office:name=""><text:span text:style-name="Definition"><text:span text:style-name="T1">Berkeley Python Numerical Methods</text:span></text:span></text:a><text:span text:style-name="T1">.</text:span></text:p>
      <text:p text:style-name="Text_20_body"><text:span text:style-name="T1">The copyright of the book belongs to Elsevier. We also have this interactive book online for a better learning experience. The code is released under the </text:span><text:a xlink:type="simple" xlink:href="https://opensource.org/licenses/MIT" office:name=""><text:span text:style-name="Definition"><text:span text:style-name="T1">MIT license</text:span></text:span></text:a><text:span text:style-name="T1">. If you find this content useful, please consider supporting the work on </text:span><text:a xlink:type="simple" xlink:href="https://www.elsevier.com/books/python-programming-and-numerical-methods/kong/978-0-12-819549-9" office:name=""><text:span text:style-name="Definition"><text:span text:style-name="T1">Elsevier</text:span></text:span></text:a><text:span text:style-name="T1"> or </text:span><text:a xlink:type="simple" xlink:href="https://www.amazon.com/Python-Programming-Numerical-Methods-Scientists/dp/0128195495/ref=sr_1_1?dchild=1&amp;keywords=Python+Programming+and+Numerical+Methods+-+A+Guide+for+Engineers+and+Scientists&amp;qid=1604761352&amp;sr=8-1" office:name=""><text:span text:style-name="Definition"><text:span text:style-name="T1">Amazon</text:span></text:span></text:a><text:span text:style-name="T1">!</text:span></text:p>
      <text:p text:style-name="Text_20_body">&lt; <text:a xlink:type="simple" xlink:href="chapter07.02-Class-and-Object.ipynb" office:name=""><text:span text:style-name="Definition">7.2 Class and Object</text:span></text:a> | <text:a xlink:type="simple" xlink:href="Index.ipynb" office:name=""><text:span text:style-name="Definition">Contents</text:span></text:a> | <text:a xlink:type="simple" xlink:href="chapter07.04-Summary-and-Problems.ipynb" office:name=""><text:span text:style-name="Definition">7.4 Summary and Problems</text:span></text:a> &gt;</text:p>
      <text:h text:style-name="Heading_20_1" text:outline-level="1"><text:bookmark-start text:name="inheritance-encapsulation-and-polymorphism"/>Inheritance, Encapsulation and Polymorphism<text:bookmark-end text:name="inheritance-encapsulation-and-polymorphism"/></text:h>
      <text:p text:style-name="First_20_paragraph">We have already seen the modeling power of OOP using the class and object functions by combining data and methods. There are three more important concept, <text:span text:style-name="T2">inheritance</text:span>, which makes the OOP code more modular, easier to reuse and build a relationship between classes. <text:span text:style-name="T2">Encapsulation</text:span> can hide some of the private details of a class from other objects, while <text:span text:style-name="T2">polymorphism</text:span> can allow us to use a common operation in different ways. In this section, we will briefly discuss them.</text:p>
      <text:h text:style-name="Heading_20_2" text:outline-level="2"><text:bookmark-start text:name="inheritance"/>Inheritance<text:bookmark-end text:name="inheritance"/></text:h>
      <text:p text:style-name="First_20_paragraph">Inheritance allows us to define a class that inherits all the methods and attributes from another class. Convention denotes the new class as <text:span text:style-name="T2">child class</text:span>, and the one that it inherits from is called <text:span text:style-name="T2">parent class</text:span> or <text:span text:style-name="T2">superclass</text:span>. If we refer back to the definition of class structure, we can see the structure for basic inheritance is <text:span text:style-name="T2">class ClassName(superclass)</text:span>, which means the new class can access all the attributes and methods from the superclass. Inheritance builds a relationship between the child class and parent class, usually in a way that the parent class is a general type while the child class is a specific type. Let us try to see an example.</text:p>
      <text:p text:style-name="Text_20_body"><text:span text:style-name="T2">TRY IT!</text:span> Define a class named <text:span text:style-name="Source_Text">Sensor</text:span> with attributes <text:span text:style-name="Source_Text">name</text:span>, <text:span text:style-name="Source_Text">location</text:span>, and <text:span text:style-name="Source_Text">record_date</text:span> that pass from the creation of an object and an attribute <text:span text:style-name="Source_Text">data</text:span> as an empty dictionary to store data. Create one method <text:span text:style-name="T1">add_data</text:span> with <text:span text:style-name="Source_Text">t</text:span> and <text:span text:style-name="Source_Text">data</text:span> as input parameters to take in timestamp and data arrays. Within this method, assign <text:span text:style-name="Source_Text">t</text:span> and <text:span text:style-name="Source_Text">data</text:span> to the <text:span text:style-name="Source_Text">data</text:span> attribute with ‘time’ and ‘data’ as the keys. In addition, it should have one <text:span text:style-name="Source_Text">clear_data</text:span> method to delete the data.</text:p>
      <text:p text:style-name="P1">class Sensor():</text:p>
      <text:p text:style-name="P2"><text:s text:c="4"/>def __init__(self, name, location, record_date):</text:p>
      <text:p text:style-name="P3"><text:s text:c="8"/>self.name = name</text:p>
      <text:p text:style-name="P4"><text:s text:c="8"/>self.location = location</text:p>
      <text:p text:style-name="P5"><text:s text:c="8"/>self.record_date = record_date</text:p>
      <text:p text:style-name="P6"><text:s text:c="8"/>self.data = {}</text:p>
      <text:p text:style-name="P7"><text:s text:c="8"/></text:p>
      <text:p text:style-name="P8"><text:s text:c="4"/>def add_data(self, t, data):</text:p>
      <text:p text:style-name="P9"><text:s text:c="8"/>self.data['time'] = t</text:p>
      <text:p text:style-name="P10"><text:s text:c="8"/>self.data['data'] = data</text:p>
      <text:p text:style-name="P11"><text:s text:c="8"/>print(f'We have {len(data)} points saved') <text:s text:c="7"/></text:p>
      <text:p text:style-name="P12"><text:s text:c="8"/></text:p>
      <text:p text:style-name="P13"><text:s text:c="4"/>def clear_data(self):</text:p>
      <text:p text:style-name="P14"><text:s text:c="8"/>self.data = {}</text:p>
      <text:p text:style-name="P15"><text:s text:c="8"/>print('Data cleared!')</text:p>
      <text:p text:style-name="First_20_paragraph">Now we have a class to store general sensor information, we can create a sensor object to store some data.</text:p>
      <text:p text:style-name="Text_20_body"><text:span text:style-name="T2">EXAMPLE:</text:span> Create a sensor object.</text:p>
      <text:p text:style-name="P16">import numpy as np</text:p>
      <text:p text:style-name="P17"/>
      <text:p text:style-name="P18">sensor1 = Sensor('sensor1', 'Berkeley', '2019-01-01')</text:p>
      <text:p text:style-name="P19">data = np.random.randint(-10, 10, 10)</text:p>
      <text:p text:style-name="P20">sensor1.add_data(np.arange(10), data)</text:p>
      <text:p text:style-name="P21">sensor1.data</text:p>
      <text:p text:style-name="P22">We have 10 points saved</text:p>
      <text:p text:style-name="P23"/>
      <text:p text:style-name="P24"/>
      <text:p text:style-name="P25"/>
      <text:p text:style-name="P26"/>
      <text:p text:style-name="P27"/>
      <text:p text:style-name="P28">{'time': array([0, 1, 2, 3, 4, 5, 6, 7, 8, 9]),</text:p>
      <text:p text:style-name="P29"><text:s text:c="1"/>'data': array([-4, -7, <text:s text:c="1"/>2, -3, -8, <text:s text:c="1"/>6, <text:s text:c="1"/>4, <text:s text:c="1"/>3, <text:s text:c="1"/>5, -9])}</text:p>
      <text:h text:style-name="Heading_20_3" text:outline-level="3"><text:bookmark-start text:name="inherit-and-extend-new-method"/>Inherit and extend new method<text:bookmark-end text:name="inherit-and-extend-new-method"/></text:h>
      <text:p text:style-name="First_20_paragraph">Say we have one different type of sensor: an accelerometer. It shares the same attributes and methods as <text:span text:style-name="Source_Text">Sensor</text:span> class, but it also has different attributes or methods need to be appended or modified from the original class. What should we do? Do we create a different class from scratch? This is where inheritance can be used to make life easier. This new class will inherit from the <text:span text:style-name="Source_Text">Sensor</text:span> class with all the attributes and methods. We can whether we want to extend the attributes or methods. Let us first create this new class, <text:span text:style-name="Source_Text">Accelerometer</text:span>, and add a new method, <text:span text:style-name="Source_Text">show_type</text:span>, to report what kind of sensor it is.</text:p>
      <text:p text:style-name="P30">class Accelerometer(Sensor):</text:p>
      <text:p text:style-name="P31"><text:s text:c="4"/></text:p>
      <text:p text:style-name="P32"><text:s text:c="4"/>def show_type(self):</text:p>
      <text:p text:style-name="P33"><text:s text:c="8"/>print('I am an accelerometer!')</text:p>
      <text:p text:style-name="P34"><text:s text:c="8"/></text:p>
      <text:p text:style-name="P35">acc = Accelerometer('acc1', 'Oakland', '2019-02-01')</text:p>
      <text:p text:style-name="P36">acc.show_type()</text:p>
      <text:p text:style-name="P37">data = np.random.randint(-10, 10, 10)</text:p>
      <text:p text:style-name="P38">acc.add_data(np.arange(10), data)</text:p>
      <text:p text:style-name="P39">acc.data</text:p>
      <text:p text:style-name="P40">I am an accelerometer!</text:p>
      <text:p text:style-name="P41">We have 10 points saved</text:p>
      <text:p text:style-name="P42"/>
      <text:p text:style-name="P43"/>
      <text:p text:style-name="P44"/>
      <text:p text:style-name="P45"/>
      <text:p text:style-name="P46"/>
      <text:p text:style-name="P47">{'time': array([0, 1, 2, 3, 4, 5, 6, 7, 8, 9]),</text:p>
      <text:p text:style-name="P48"><text:s text:c="1"/>'data': array([ -2, <text:s text:c="2"/>2, -10, <text:s text:c="2"/>6, <text:s text:c="2"/>2, <text:s text:c="1"/>-8, <text:s text:c="2"/>2, <text:s text:c="2"/>3, <text:s text:c="2"/>7, <text:s text:c="1"/>-6])}</text:p>
      <text:p text:style-name="First_20_paragraph">Creating this new <text:span text:style-name="Source_Text">Accelerometer</text:span> class is very simple. We inherit from <text:span text:style-name="Source_Text">Sensor</text:span> (denoted as a superclass), and the new class actually contains all the attributes and methods from the superclass. We then add a new method, <text:span text:style-name="Source_Text">show_type</text:span>, which does not exist in the <text:span text:style-name="Source_Text">Sensor</text:span> class, but we can successfully extend the child class by adding the new method. This shows the power of inheritance: we have reused most part of the <text:span text:style-name="Source_Text">Sensor</text:span> class in a new class, and extended the functionality. Besides, the inheritance sets up a logical relationship for the modeling of the real-world entities : the <text:span text:style-name="Source_Text">Sensor</text:span> class as the parent class is more general and passes all the characteristics to the child class <text:span text:style-name="Source_Text">Accelerometer</text:span>.</text:p>
      <text:h text:style-name="Heading_20_3" text:outline-level="3"><text:bookmark-start text:name="inherit-and-method-overriding"/>Inherit and method overriding<text:bookmark-end text:name="inherit-and-method-overriding"/></text:h>
      <text:p text:style-name="First_20_paragraph">When we inherit from a parent class, we can change the implementation of a method provided by the parent class, this is called method overriding. Let us see the following example.</text:p>
      <text:p text:style-name="Text_20_body"><text:span text:style-name="T2">EXAMPLE:</text:span> Create a class <text:span text:style-name="Source_Text">UCBAcc</text:span> (a specific type of accelerometer that created at UC Berkeley) that inherits from <text:span text:style-name="Source_Text">Accelerometer</text:span> but replace the <text:span text:style-name="Source_Text">show_type</text:span> method that prints out the name of the sensor.</text:p>
      <text:p text:style-name="P49">class UCBAcc(Accelerometer):</text:p>
      <text:p text:style-name="P50"><text:s text:c="4"/></text:p>
      <text:p text:style-name="P51"><text:s text:c="4"/>def show_type(self):</text:p>
      <text:p text:style-name="P52"><text:s text:c="8"/>print(f'I am {self.name}, created at UC Berkeley!')</text:p>
      <text:p text:style-name="P53"><text:s text:c="8"/></text:p>
      <text:p text:style-name="P54">acc_ucb = UCBAcc('UCBAcc', 'Berkeley', '2019-03-01')</text:p>
      <text:p text:style-name="P55">acc_ucb.show_type()</text:p>
      <text:p text:style-name="P56">I am UCBAcc, created at UC Berkeley!</text:p>
      <text:p text:style-name="First_20_paragraph">We see that, our new <text:span text:style-name="Source_Text">UCBAcc</text:span> class actually overrides the method <text:span text:style-name="Source_Text">show_type</text:span> with new features. In this example, we are not only inheriting features from our parent class, but we are also modifying/improving some methods.</text:p>
      <text:h text:style-name="Heading_20_3" text:outline-level="3"><text:bookmark-start text:name="inherit-and-update-attributes-with-super"/>Inherit and update attributes with super<text:bookmark-end text:name="inherit-and-update-attributes-with-super"/></text:h>
      <text:p text:style-name="First_20_paragraph">Let us create a class <text:span text:style-name="Source_Text">NewSensor</text:span> that inherits from <text:span text:style-name="Source_Text">Sensor</text:span> class, but with updated the attributes by adding a new attribute <text:span text:style-name="Source_Text">brand</text:span>. Of course, we can re-define the whole <text:span text:style-name="Source_Text">__init__</text:span> method as shown below and overriding the parent function.</text:p>
      <text:p text:style-name="P57">class NewSensor(Sensor):</text:p>
      <text:p text:style-name="P58"><text:s text:c="4"/>def __init__(self, name, location, record_date, brand):</text:p>
      <text:p text:style-name="P59"><text:s text:c="8"/>self.name = name</text:p>
      <text:p text:style-name="P60"><text:s text:c="8"/>self.location = location</text:p>
      <text:p text:style-name="P61"><text:s text:c="8"/>self.record_date = record_date</text:p>
      <text:p text:style-name="P62"><text:s text:c="8"/>self.brand = brand</text:p>
      <text:p text:style-name="P63"><text:s text:c="8"/>self.data = {}</text:p>
      <text:p text:style-name="P64"><text:s text:c="8"/></text:p>
      <text:p text:style-name="P65">new_sensor = NewSensor('OK', 'SF', '2019-03-01', 'XYZ')</text:p>
      <text:p text:style-name="P66">new_sensor.brand</text:p>
      <text:p text:style-name="P67">'XYZ'</text:p>
      <text:p text:style-name="First_20_paragraph">However, there is a better way to achieve the same. We can use the <text:span text:style-name="Source_Text">super</text:span> method to avoid referring to the parent class explicitly. Let us see how to perform this in the following example:</text:p>
      <text:p text:style-name="Text_20_body"><text:span text:style-name="T2">EXAMPLE:</text:span> Redefine the attributes in inheritance.</text:p>
      <text:p text:style-name="P68">class NewSensor(Sensor):</text:p>
      <text:p text:style-name="P69"><text:s text:c="4"/>def __init__(self, name, location, record_date, brand):</text:p>
      <text:p text:style-name="P70"><text:s text:c="8"/>super().__init__(name, location, record_date)</text:p>
      <text:p text:style-name="P71"><text:s text:c="8"/>self.brand = brand</text:p>
      <text:p text:style-name="P72"><text:s text:c="8"/></text:p>
      <text:p text:style-name="P73">new_sensor = NewSensor('OK', 'SF', '2019-03-01', 'XYZ')</text:p>
      <text:p text:style-name="P74">new_sensor.brand</text:p>
      <text:p text:style-name="P75">'XYZ'</text:p>
      <text:p text:style-name="First_20_paragraph">Now we can see with the <text:span text:style-name="T1">super</text:span> method, we avoid to list all the definition of the attributes, this helps keep your code maintainable for the foreseeable future. But it really useful when you are doing multiple inheritance, which is beyond the discussion of this book.</text:p>
      <text:h text:style-name="Heading_20_2" text:outline-level="2"><text:bookmark-start text:name="encapsulation"/>Encapsulation<text:bookmark-end text:name="encapsulation"/></text:h>
      <text:p text:style-name="First_20_paragraph"><text:span text:style-name="T2">Encapsulation</text:span> is one of the fundamental concepts in OOP. It describes the idea of restricting access to methods and attributes in a class. This will hide the complex details from the users, and prevent data being modified by accident. In Python, this is achieved by using private methods or attributes using underscore as prefix, i.e. single “_” or double “__”. Let us see the following example.</text:p>
      <text:p text:style-name="Text_20_body"><text:span text:style-name="T2">EXAMPLE:</text:span></text:p>
      <text:p text:style-name="P76">class Sensor():</text:p>
      <text:p text:style-name="P77"><text:s text:c="4"/>def __init__(self, name, location):</text:p>
      <text:p text:style-name="P78"><text:s text:c="8"/>self.name = name</text:p>
      <text:p text:style-name="P79"><text:s text:c="8"/>self._location = location</text:p>
      <text:p text:style-name="P80"><text:s text:c="8"/>self.__version = '1.0'</text:p>
      <text:p text:style-name="P81"><text:s text:c="4"/></text:p>
      <text:p text:style-name="P82"><text:s text:c="4"/># a getter function</text:p>
      <text:p text:style-name="P83"><text:s text:c="4"/>def get_version(self):</text:p>
      <text:p text:style-name="P84"><text:s text:c="8"/>print(f'The sensor version is {self.__version}')</text:p>
      <text:p text:style-name="P85"><text:s text:c="4"/></text:p>
      <text:p text:style-name="P86"><text:s text:c="4"/># a setter function</text:p>
      <text:p text:style-name="P87"><text:s text:c="4"/>def set_version(self, version):</text:p>
      <text:p text:style-name="P88"><text:s text:c="8"/>self.__version = version</text:p>
      <text:p text:style-name="P89">sensor1 = Sensor('Acc', 'Berkeley')</text:p>
      <text:p text:style-name="P90">print(sensor1.name)</text:p>
      <text:p text:style-name="P91">print(sensor1._location)</text:p>
      <text:p text:style-name="P92">print(sensor1.__version)</text:p>
      <text:p text:style-name="P93">Acc</text:p>
      <text:p text:style-name="P94">Berkeley</text:p>
      <text:p text:style-name="P95"/>
      <text:p text:style-name="P96"/>
      <text:p text:style-name="P97"/>
      <text:p text:style-name="P98">---------------------------------------------------------------------------</text:p>
      <text:p text:style-name="P99"/>
      <text:p text:style-name="P100">AttributeError <text:s text:c="27"/>Traceback (most recent call last)</text:p>
      <text:p text:style-name="P101"/>
      <text:p text:style-name="P102">&lt;ipython-input-8-ca9b481690ba&gt; in &lt;module&gt;</text:p>
      <text:p text:style-name="P103"><text:s text:c="6"/>2 print(sensor1.name)</text:p>
      <text:p text:style-name="P104"><text:s text:c="6"/>3 print(sensor1._location)</text:p>
      <text:p text:style-name="P105">----&gt; 4 print(sensor1.__version)</text:p>
      <text:p text:style-name="P106"/>
      <text:p text:style-name="P107"/>
      <text:p text:style-name="P108">AttributeError: 'Sensor' object has no attribute '__version'</text:p>
      <text:p text:style-name="First_20_paragraph">The above example shows how the encapsulation works. With single underscore, we defined a private variable, and it should not be accessed directly. But this is just convention, nothing stops you from doing that. You can still get access to it if you want to. With double underscore, we can see that the attribute <text:span text:style-name="Source_Text">__version</text:span> can not be accessed or modify it directly. Therefore, to get access to the double underscore attributes, we need to use getter and setter function to access it internally, as shown in the following example.</text:p>
      <text:p text:style-name="P109">sensor1.get_version()</text:p>
      <text:p text:style-name="P110">The sensor version is 1.0</text:p>
      <text:p text:style-name="P111">sensor1.set_version('2.0')</text:p>
      <text:p text:style-name="P112">sensor1.get_version()</text:p>
      <text:p text:style-name="P113">The sensor version is 2.0</text:p>
      <text:p text:style-name="First_20_paragraph">The single and double underscore also apply to private methods as well, we will not discuss these as they are similar to the private attributes.</text:p>
      <text:h text:style-name="Heading_20_2" text:outline-level="2"><text:bookmark-start text:name="polymorphism"/>Polymorphism<text:bookmark-end text:name="polymorphism"/></text:h>
      <text:p text:style-name="First_20_paragraph"><text:span text:style-name="T2">Polymorphism</text:span> is another fundamental concept in OOP, which means multiple forms. Polymorphism allows us to use a single interface with different underlying forms such as data types or classes. For example, we can have commonly named methods across classes or child classes. We have already seen one example above, when we override the method <text:span text:style-name="Source_Text">show_type</text:span> in the <text:span text:style-name="Source_Text">UCBAcc</text:span>. For parent class <text:span text:style-name="Source_Text">Accelerometer</text:span> and child class <text:span text:style-name="Source_Text">UCBAcc</text:span>, they both have a method named <text:span text:style-name="Source_Text">show_type</text:span>, but they have different implementation. This ability of using single name with many forms acting differently in different situations greatly reduces our complexities. We will not expand to discuss more of Polymorphism, if you are interested, check more online to get a deeper understanding.</text:p>
      <text:p text:style-name="Text_20_body">&lt; <text:a xlink:type="simple" xlink:href="chapter07.02-Class-and-Object.ipynb" office:name=""><text:span text:style-name="Definition">7.2 Class and Object</text:span></text:a> | <text:a xlink:type="simple" xlink:href="Index.ipynb" office:name=""><text:span text:style-name="Definition">Contents</text:span></text:a> | <text:a xlink:type="simple" xlink:href="chapter07.04-Summary-and-Problems.ipynb" office:name=""><text:span text:style-name="Definition">7.4 Summary and Problems</text:span></text:a>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8T19:58:32Z</meta:creation-date>
    <dc:date>2022-12-18T19:58:32Z</dc:date>
  </office:meta>
</office:document-meta>
</file>